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apport 5ème séance :</text:span> <text:s text:c="41"/><text:span text:style-name="T1">M'nasri Yasmina</text:span></text:p>
      <text:p text:style-name="P1"/>
      <text:p text:style-name="P3">Notre robot est désormais capable de suivre le deplacement d'un objet de couleur jaune grâce <text:s/>à un programme Python (utilisant une palette de couleur comprise entre[20,100,100] et [30,255,255]), la librairie opencv, numpy, et une webcam .</text:p>
      <text:p text:style-name="P3">Notre programme Arduino est :</text:p>
      <text:p text:style-name="P4"/>
      <text:p text:style-name="P4">#include &lt;Servo.h&gt; </text:p>
      <text:p text:style-name="P4"> Servo middle, left, right, claw ; </text:p>
      <text:p text:style-name="P4">int data[1];</text:p>
      <text:p text:style-name="P4"> </text:p>
      <text:p text:style-name="P4">void setup() </text:p>
      <text:p text:style-name="P4">{ </text:p>
      <text:p text:style-name="P4">  Serial.begin(9600);</text:p>
      <text:p text:style-name="P4">  middle.attach(11);  </text:p>
      <text:p text:style-name="P4">  left.attach(10);  </text:p>
      <text:p text:style-name="P4">  right.attach(9);  </text:p>
      <text:p text:style-name="P4">  claw.attach(6); </text:p>
      <text:p text:style-name="P4">}</text:p>
      <text:p text:style-name="P4">  void loop() {</text:p>
      <text:p text:style-name="P4">     while (Serial.available()&gt;=2){</text:p>
      <text:p text:style-name="P4">  for (int i =0; i&lt;2;i++){</text:p>
      <text:p text:style-name="P4">    data[i]=Serial.read();</text:p>
      <text:p text:style-name="P4">  }</text:p>
      <text:p text:style-name="P4">  middle.write(data[0]);</text:p>
      <text:p text:style-name="P4">  left.write(data[1]);} </text:p>
      <text:p text:style-name="P4">  //delay(50); </text:p>
      <text:p text:style-name="P4">}</text:p>
      <text:p text:style-name="P4">Ce code utilise un objet serial qui permet de lire les données entrant sur le port série (établie dans le code Python).</text:p>
      <text:p text:style-name="P4">Notre robot suit ainsi les mouvements de la balle jaune en utilisant uniquement le servomoteur de la base.</text:p>
      <text:p text:style-name="P4">J'ai écris un code arduino qui capture les anciennes positions des servomoteurs, les synchronisent avec les positions courantes, et fait bouger les autres servomoteurs (axes du bras) <text:s/>pour pouvoir attraper la balle. Mais cela ne marche pas, les servomoteurs ne bougent pas.</text:p>
      <text:p text:style-name="P4">On va donc écrire un code qui definit une variable qui vaut par exemple 1, au centre de l'affichage de la webcam (le centre étant le robot), <text:s/>lorsque cette variable ne vaut plus 1, le programme s'exécute et attrape la balle.</text:p>
      <text:p text:style-name="Text_20_body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 mn</meta:initial-creator>
    <meta:creation-date>2020-02-04T19:44:34.17</meta:creation-date>
    <meta:document-statistic meta:table-count="0" meta:image-count="0" meta:object-count="0" meta:page-count="2" meta:paragraph-count="28" meta:word-count="205" meta:character-count="1420"/>
    <dc:date>2020-02-04T21:54:17.62</dc:date>
    <dc:creator>me mn</dc:creator>
    <meta:editing-duration>PT37M21S</meta:editing-duration>
    <meta:editing-cycles>1</meta:editing-cycles>
    <meta:generator>OpenOffice/4.1.2$Win32 OpenOffice.org_project/412m3$Build-9782</meta:generator>
  </office:meta>
</office:document-meta>
</file>